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Filter_char.test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opertyFilter_char.test_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Id( char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Filter_char.apply( Object source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Filter_char.test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opertyFilter_char.test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opertyFilter_char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